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o all<text:s/>hands-on JavaScript<text:s/>developers<text:s/>--</text:p>
      <text:p text:style-name="Normal"><text:s/>Regardless of your skill level, <text:s/>please join us for<text:s/>the first meeting of <text:s/>the re-launched<text:s/>Riverside JavaScript User Group (RJUG), Monday, December 1<text:s/>at 7:00pm. <text:s/>We will meet<text:s/>at the Riverside IO, 3976 Market Street, Riverside.<text:s text:c="2"/></text:p>
      <text:p text:style-name="Normal">Going forward, the group will be focus on client-side java-scripting, with an emphasis <text:s/>on interface development. <text:s text:c="2"/>We are<text:s/>also<text:s/>adopting a workshop format, rather than<text:s/>a<text:s/>presentation format. <text:s/>This means that<text:s/>members will<text:s/>need to<text:s/>actively<text:s/>participate --<text:s/>writing, sharing<text:s/>and reviewing<text:s/>code based on monthly challenges.<text:s text:c="2"/>To become an active member<text:s/>please<text:s/>join our<text:s/><text:a xlink:href="https://plus.google.com/u/0/communities/115504792973206830779" office:target-frame-name="_top" xlink:show="replace"><text:span text:style-name="Hyperlink">Google+ community</text:span></text:a>.<text:s/><text:s/></text:p>
      <text:p text:style-name="Normal">Because we are just finding our way and getting a late start at that, December's challenge is an easy one.</text:p>
      <text:p text:style-name="Normal">DECEMBER'S CHALLENGE:</text:p>
      <text:p text:style-name="Normal">HTML 5 has a lot of new elements with really cool functionality. <text:s/>Among them are a number of new input types, the canvas element, local storage, web workers, geolocation and more. <text:s/>Take one element or input type and build a script that demonstrates its potential. <text:s/>Your code should use a simple interface so we can see it work. <text:s/>Bring your code on a laptop or a thumb drive to the meeting, and show it off.</text:p>
      <text:p text:style-name="Normal">Also on December's itinerary:<text:s/>brainstorming for the rjug.net website.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ean Olson</meta:initial-creator>
    <dc:creator>Sean Olson</dc:creator>
    <meta:creation-date>2015-02-17T19:22:00Z</meta:creation-date>
    <dc:date>2015-02-17T19:22:00Z</dc:date>
    <meta:template xlink:href="Normal.dotm" xlink:type="simple"/>
    <meta:editing-cycles>2</meta:editing-cycles>
    <meta:editing-duration>PT0S</meta:editing-duration>
    <meta:document-statistic meta:page-count="1" meta:paragraph-count="2" meta:word-count="199" meta:character-count="1335" meta:row-count="9" meta:non-whitespace-character-count="1138"/>
  </office:meta>
</office:document-meta>
</file>